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0e46a0"/>
    </style:style>
    <style:style style:name="T2" style:family="text">
      <style:text-properties style:font-name="Liberation Mono" fo:font-size="10pt" officeooo:rsid="000e46a0" style:font-name-asian="Liberation Mono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he semantics for statements:</text:p>
      <text:p text:style-name="Preformatted_20_Text">c: constant</text:p>
      <text:p text:style-name="Preformatted_20_Text">str: string</text:p>
      <text:p text:style-name="Preformatted_20_Text">car: char array</text:p>
      <text:p text:style-name="Preformatted_20_Text">v <text:s/>: vector</text:p>
      <text:p text:style-name="Preformatted_20_Text">mat: matrix</text:p>
      <text:p text:style-name="Preformatted_20_Text">x, y: variables</text:p>
      <text:p text:style-name="Preformatted_20_Text">H: heap for storage</text:p>
      <text:p text:style-name="Preformatted_20_Text"/>
      <text:p text:style-name="Preformatted_20_Text"><text:tab/><text:tab/> c if H = H′, x-&gt;c </text:p>
      <text:p text:style-name="Preformatted_20_Text"><text:tab/> <text:s text:c="4"/>str if H = H′, x-&gt;str</text:p>
      <text:p text:style-name="Preformatted_20_Text"><text:tab/> <text:s text:c="4"/>car if H = H′, x-&gt;car </text:p>
      <text:p text:style-name="Preformatted_20_Text"><text:tab/> <text:s text:c="4"/>v <text:s text:c="2"/>if H = H′, x-&gt;vec </text:p>
      <text:p text:style-name="Preformatted_20_Text"><text:tab/> <text:s text:c="4"/>mat if H = H′, x-&gt;mat </text:p>
      <text:p text:style-name="Preformatted_20_Text">H(x)= { <text:s/>H′(x) if H = H′, y-&gt;c′ <text:s/>and y &lt;&gt; x</text:p>
      <text:p text:style-name="Preformatted_20_Text"><text:tab/> <text:s text:c="2"/>H′(x) if H = H′, y-&gt;str′and y &lt;&gt; x</text:p>
      <text:p text:style-name="Preformatted_20_Text"><text:tab/> <text:s text:c="2"/>H′(x) if H = H′, y-&gt;car′and y &lt;&gt; x</text:p>
      <text:p text:style-name="Preformatted_20_Text"><text:tab/> <text:s text:c="2"/>H′(x) if H = H′, y-&gt;vec′and y &lt;&gt; x</text:p>
      <text:p text:style-name="Preformatted_20_Text"><text:tab/> <text:s text:c="2"/>H′(x) if H = H′, y-&gt;mat′and y &lt;&gt; x</text:p>
      <text:p text:style-name="Preformatted_20_Text"><text:tab/><text:tab/> 0 if H = ·</text:p>
      <text:p text:style-name="Preformatted_20_Text"/>
      <text:p text:style-name="Preformatted_20_Text">H; e ⇓ c</text:p>
      <text:p text:style-name="Preformatted_20_Text">========</text:p>
      <text:p text:style-name="Preformatted_20_Text"/>
      <text:p text:style-name="Preformatted_20_Text">const<text:tab/><text:tab/>var1<text:tab/><text:tab/><text:tab/></text:p>
      <text:p text:style-name="Preformatted_20_Text"><text:tab/><text:tab/><text:tab/><text:tab/><text:tab/><text:tab/></text:p>
      <text:p text:style-name="Preformatted_20_Text">________<text:tab/>___________<text:tab/></text:p>
      <text:p text:style-name="Preformatted_20_Text">H; c ⇓ c<text:tab/>H; x ⇓ H(x)<text:tab/></text:p>
      <text:p text:style-name="Preformatted_20_Text"/>
      <text:p text:style-name="Preformatted_20_Text"/>
      <text:p text:style-name="Preformatted_20_Text"/>
      <text:p text:style-name="Preformatted_20_Text">L; H1; s1 -&gt; L; H2; s2</text:p>
      <text:p text:style-name="Preformatted_20_Text">======================</text:p>
      <text:p text:style-name="Preformatted_20_Text"/>
      <text:p text:style-name="Preformatted_20_Text"/>
      <text:p text:style-name="Preformatted_20_Text">seq1<text:tab/><text:tab/><text:tab/><text:tab/><text:tab/>seq2</text:p>
      <text:p text:style-name="Preformatted_20_Text"><text:tab/><text:tab/><text:tab/><text:tab/><text:tab/>L; H; s1 -&gt; L; H′; s′1</text:p>
      <text:p text:style-name="Preformatted_20_Text">________________________ <text:tab/>______________________________</text:p>
      <text:p text:style-name="Preformatted_20_Text">L; H; <text:span text:style-name="T2">ssep</text:span>; s -&gt; L; H; s <text:tab/>L; H; s1; s2 -&gt; L; H′; s′1; s2</text:p>
      <text:p text:style-name="Preformatted_20_Text"/>
      <text:p text:style-name="Preformatted_20_Text"/>
      <text:p text:style-name="Preformatted_20_Text">assign1<text:tab/><text:tab/><text:tab/><text:tab/><text:tab/><text:tab/><text:tab/></text:p>
      <text:p text:style-name="Preformatted_20_Text">L; H; e ⇓ c<text:tab/><text:tab/><text:tab/><text:tab/><text:tab/><text:tab/></text:p>
      <text:p text:style-name="Preformatted_20_Text">______________________________<text:tab/></text:p>
      <text:p text:style-name="Preformatted_20_Text">L; H; x:=e -&gt; L; H; x-&gt;c; s<text:span text:style-name="T2">se</text:span>p<text:tab/></text:p>
      <text:p text:style-name="Preformatted_20_Text"/>
      <text:p text:style-name="Preformatted_20_Text"/>
      <text:p text:style-name="Preformatted_20_Text">if1<text:tab/><text:tab/><text:tab/><text:tab/><text:tab/>if2</text:p>
      <text:p text:style-name="Preformatted_20_Text">L; H; e ⇓ c <text:tab/>c&gt;0<text:tab/><text:tab/>L; H; e ⇓ c <text:tab/>c≤0</text:p>
      <text:p text:style-name="Preformatted_20_Text">____________________________ <text:tab/>____________________________</text:p>
      <text:p text:style-name="Preformatted_20_Text">L; H; if e s1 s2 -&gt; L; H; s1 <text:tab/>L; H; if e s1 s2 -&gt; L; H; s2</text:p>
      <text:p text:style-name="Preformatted_20_Text"/>
      <text:p text:style-name="Preformatted_20_Text">for</text:p>
      <text:p text:style-name="Preformatted_20_Text"/>
      <text:p text:style-name="Preformatted_20_Text">_____________________________________________</text:p>
      <text:p text:style-name="Preformatted_20_Text">L; H; for e s -&gt; L; H; if e (s; for e s) s<text:span text:style-name="T2">se</text:span>p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11-15T21:46:50.437740869</dc:date>
    <meta:editing-duration>PT7M49S</meta:editing-duration>
    <meta:editing-cycles>1</meta:editing-cycles>
    <meta:document-statistic meta:table-count="0" meta:image-count="0" meta:object-count="0" meta:page-count="1" meta:paragraph-count="42" meta:word-count="227" meta:character-count="1083" meta:non-whitespace-character-count="795"/>
    <meta:generator>LibreOffice/7.0.1.2$MacOSX_X86_64 LibreOffice_project/7cbcfc562f6eb6708b5ff7d7397325de9e764452</meta:generator>
  </office:meta>
</office:document-meta>
</file>